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ce3" style:family="table-cell" style:parent-style-name="Default" style:data-style-name="N0"/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d128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anx</text:p>
          </table:table-cell>
          <table:table-cell office:value-type="string" calcext:value-type="string">
            <text:p>sigmax</text:p>
          </table:table-cell>
          <table:table-cell office:value-type="string" calcext:value-type="string">
            <text:p>meany</text:p>
          </table:table-cell>
          <table:table-cell office:value-type="string" calcext:value-type="string">
            <text:p>sigm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2.4111" calcext:value-type="float">
            <text:p>62.4111</text:p>
          </table:table-cell>
          <table:table-cell table:style-name="ce1" office:value-type="float" office:value="15.9742" calcext:value-type="float">
            <text:p>15.9742</text:p>
          </table:table-cell>
          <table:table-cell table:style-name="ce1" office:value-type="float" office:value="37.3783" calcext:value-type="float">
            <text:p>37.3783</text:p>
          </table:table-cell>
          <table:table-cell table:style-name="ce1" office:value-type="float" office:value="14.9607" calcext:value-type="float">
            <text:p>14.96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62.6207" calcext:value-type="float">
            <text:p>6.26E+01</text:p>
          </table:table-cell>
          <table:table-cell table:style-name="ce2" office:value-type="float" office:value="13.2958" calcext:value-type="float">
            <text:p>1.33E+01</text:p>
          </table:table-cell>
          <table:table-cell table:style-name="ce2" office:value-type="float" office:value="33.7975" calcext:value-type="float">
            <text:p>3.38E+01</text:p>
          </table:table-cell>
          <table:table-cell table:style-name="ce2" office:value-type="float" office:value="11.6965" calcext:value-type="float">
            <text:p>1.17E+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61.0882" calcext:value-type="float">
            <text:p>6.11E+01</text:p>
          </table:table-cell>
          <table:table-cell table:style-name="ce2" office:value-type="float" office:value="13.3553" calcext:value-type="float">
            <text:p>1.34E+01</text:p>
          </table:table-cell>
          <table:table-cell table:style-name="ce2" office:value-type="float" office:value="34.5056" calcext:value-type="float">
            <text:p>3.45E+01</text:p>
          </table:table-cell>
          <table:table-cell table:style-name="ce2" office:value-type="float" office:value="11.3054" calcext:value-type="float">
            <text:p>1.13E+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42.279" calcext:value-type="float">
            <text:p>4.23E+01</text:p>
          </table:table-cell>
          <table:table-cell table:style-name="ce2" office:value-type="float" office:value="11.8041" calcext:value-type="float">
            <text:p>1.18E+01</text:p>
          </table:table-cell>
          <table:table-cell table:style-name="ce2" office:value-type="float" office:value="35.3873" calcext:value-type="float">
            <text:p>3.54E+01</text:p>
          </table:table-cell>
          <table:table-cell table:style-name="ce2" office:value-type="float" office:value="12.7614" calcext:value-type="float">
            <text:p>1.28E+0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anx</text:p>
          </table:table-cell>
          <table:table-cell office:value-type="string" calcext:value-type="string">
            <text:p>sigmax</text:p>
          </table:table-cell>
          <table:table-cell office:value-type="string" calcext:value-type="string">
            <text:p>meany</text:p>
          </table:table-cell>
          <table:table-cell office:value-type="string" calcext:value-type="string">
            <text:p>sigm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71.63/2-[.D12]" office:value-type="float" office:value="-26.5961" calcext:value-type="float">
            <text:p>-26.5961</text:p>
          </table:table-cell>
          <table:table-cell table:formula="of:=[.E12]" office:value-type="float" office:value="15.9742" calcext:value-type="float">
            <text:p>15.9742</text:p>
          </table:table-cell>
          <table:table-cell table:formula="of:=[.F12]-71.63/2" office:value-type="float" office:value="1.56330000000001" calcext:value-type="float">
            <text:p>1.5633</text:p>
          </table:table-cell>
          <table:table-cell table:style-name="ce3" table:formula="of:=[.G12]" office:value-type="float" office:value="14.9607" calcext:value-type="float">
            <text:p>14.96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71.63/2-[.D13]" office:value-type="float" office:value="-26.8057" calcext:value-type="float">
            <text:p>-26.8057</text:p>
          </table:table-cell>
          <table:table-cell table:formula="of:=[.E13]" office:value-type="float" office:value="13.2958" calcext:value-type="float">
            <text:p>13.2958</text:p>
          </table:table-cell>
          <table:table-cell table:formula="of:=[.F13]-71.63/2" office:value-type="float" office:value="-2.0175" calcext:value-type="float">
            <text:p>-2.0175</text:p>
          </table:table-cell>
          <table:table-cell table:style-name="ce3" table:formula="of:=[.G13]" office:value-type="float" office:value="11.6965" calcext:value-type="float">
            <text:p>11.69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71.63/2-[.D14]" office:value-type="float" office:value="-25.2732" calcext:value-type="float">
            <text:p>-25.2732</text:p>
          </table:table-cell>
          <table:table-cell table:formula="of:=[.E14]" office:value-type="float" office:value="13.3553" calcext:value-type="float">
            <text:p>13.3553</text:p>
          </table:table-cell>
          <table:table-cell table:formula="of:=[.F14]-71.63/2" office:value-type="float" office:value="-1.3094" calcext:value-type="float">
            <text:p>-1.3094</text:p>
          </table:table-cell>
          <table:table-cell table:style-name="ce3" table:formula="of:=[.G14]" office:value-type="float" office:value="11.3054" calcext:value-type="float">
            <text:p>11.30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71.63/2-[.D15]" office:value-type="float" office:value="-6.464" calcext:value-type="float">
            <text:p>-6.464</text:p>
          </table:table-cell>
          <table:table-cell table:formula="of:=[.E15]" office:value-type="float" office:value="11.8041" calcext:value-type="float">
            <text:p>11.8041</text:p>
          </table:table-cell>
          <table:table-cell table:formula="of:=[.F15]-71.63/2" office:value-type="float" office:value="-0.427699999999994" calcext:value-type="float">
            <text:p>-0.4277</text:p>
          </table:table-cell>
          <table:table-cell table:style-name="ce3" table:formula="of:=[.G15]" office:value-type="float" office:value="12.7614" calcext:value-type="float">
            <text:p>12.7614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float" office:value="3473" calcext:value-type="float">
            <text:p>3473</text:p>
          </table:table-cell>
          <table:table-cell office:value-type="float" office:value="11452" calcext:value-type="float">
            <text:p>11452</text:p>
          </table:table-cell>
          <table:table-cell office:value-type="float" office:value="46748" calcext:value-type="float">
            <text:p>46748</text:p>
          </table:table-cell>
          <table:table-cell office:value-type="float" office:value="13533" calcext:value-type="float">
            <text:p>13533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</table:table-row>
      </table:table>
      <table:table table:name="In134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anx</text:p>
          </table:table-cell>
          <table:table-cell office:value-type="string" calcext:value-type="string">
            <text:p>sigmax</text:p>
          </table:table-cell>
          <table:table-cell office:value-type="string" calcext:value-type="string">
            <text:p>meany</text:p>
          </table:table-cell>
          <table:table-cell office:value-type="string" calcext:value-type="string">
            <text:p>sigm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4" office:value-type="float" office:value="42.7106" calcext:value-type="float">
            <text:p>4.27E+01</text:p>
          </table:table-cell>
          <table:table-cell table:style-name="ce4" office:value-type="float" office:value="11.6612" calcext:value-type="float">
            <text:p>1.17E+01</text:p>
          </table:table-cell>
          <table:table-cell table:style-name="ce4" office:value-type="float" office:value="37.591" calcext:value-type="float">
            <text:p>3.76E+01</text:p>
          </table:table-cell>
          <table:table-cell table:style-name="ce4" office:value-type="float" office:value="16.7699" calcext:value-type="float">
            <text:p>1.68E+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43.7502" calcext:value-type="float">
            <text:p>4.38E+01</text:p>
          </table:table-cell>
          <table:table-cell table:style-name="ce2" office:value-type="float" office:value="14.3053" calcext:value-type="float">
            <text:p>1.43E+01</text:p>
          </table:table-cell>
          <table:table-cell table:style-name="ce2" office:value-type="float" office:value="38.6239" calcext:value-type="float">
            <text:p>3.86E+01</text:p>
          </table:table-cell>
          <table:table-cell table:style-name="ce2" office:value-type="float" office:value="18.103" calcext:value-type="float">
            <text:p>1.81E+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43.3001" calcext:value-type="float">
            <text:p>4.33E+01</text:p>
          </table:table-cell>
          <table:table-cell table:style-name="ce2" office:value-type="float" office:value="12.1442" calcext:value-type="float">
            <text:p>1.21E+01</text:p>
          </table:table-cell>
          <table:table-cell table:style-name="ce2" office:value-type="float" office:value="36.9373" calcext:value-type="float">
            <text:p>3.69E+01</text:p>
          </table:table-cell>
          <table:table-cell table:style-name="ce2" office:value-type="float" office:value="16.5146" calcext:value-type="float">
            <text:p>1.65E+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eanx</text:p>
          </table:table-cell>
          <table:table-cell office:value-type="string" calcext:value-type="string">
            <text:p>sigmax</text:p>
          </table:table-cell>
          <table:table-cell office:value-type="string" calcext:value-type="string">
            <text:p>meany</text:p>
          </table:table-cell>
          <table:table-cell office:value-type="string" calcext:value-type="string">
            <text:p>sigm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formula="of:=71.63/2-[.D12]" office:value-type="float" office:value="-6.8956" calcext:value-type="float">
            <text:p>-6.8956</text:p>
          </table:table-cell>
          <table:table-cell table:style-name="ce3" table:formula="of:=[.E12]" office:value-type="float" office:value="11.6612" calcext:value-type="float">
            <text:p>11.6612</text:p>
          </table:table-cell>
          <table:table-cell table:style-name="ce3" table:formula="of:=[.F12]-71.63/2" office:value-type="float" office:value="1.776" calcext:value-type="float">
            <text:p>1.776</text:p>
          </table:table-cell>
          <table:table-cell table:style-name="ce3" table:formula="of:=[.G12]" office:value-type="float" office:value="16.7699" calcext:value-type="float">
            <text:p>16.76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71.63/2-[.D13]" office:value-type="float" office:value="-7.9352" calcext:value-type="float">
            <text:p>-7.9352</text:p>
          </table:table-cell>
          <table:table-cell table:style-name="ce3" table:formula="of:=[.E13]" office:value-type="float" office:value="14.3053" calcext:value-type="float">
            <text:p>14.3053</text:p>
          </table:table-cell>
          <table:table-cell table:style-name="ce3" table:formula="of:=[.F13]-71.63/2" office:value-type="float" office:value="2.8089" calcext:value-type="float">
            <text:p>2.8089</text:p>
          </table:table-cell>
          <table:table-cell table:style-name="ce3" table:formula="of:=[.G13]" office:value-type="float" office:value="18.103" calcext:value-type="float">
            <text:p>18.1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3" table:formula="of:=71.63/2-[.D14]" office:value-type="float" office:value="-7.4851" calcext:value-type="float">
            <text:p>-7.4851</text:p>
          </table:table-cell>
          <table:table-cell table:style-name="ce3" table:formula="of:=[.E14]" office:value-type="float" office:value="12.1442" calcext:value-type="float">
            <text:p>12.1442</text:p>
          </table:table-cell>
          <table:table-cell table:style-name="ce3" table:formula="of:=[.F14]-71.63/2" office:value-type="float" office:value="1.1223" calcext:value-type="float">
            <text:p>1.1223</text:p>
          </table:table-cell>
          <table:table-cell table:style-name="ce3" table:formula="of:=[.G14]" office:value-type="float" office:value="16.5146" calcext:value-type="float">
            <text:p>16.514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float" office:value="23468" calcext:value-type="float">
            <text:p>23468</text:p>
          </table:table-cell>
          <table:table-cell office:value-type="float" office:value="20270" calcext:value-type="float">
            <text:p>20270</text:p>
          </table:table-cell>
          <table:table-cell office:value-type="float" office:value="158249" calcext:value-type="float">
            <text:p>158249</text:p>
          </table:table-cell>
          <table:table-cell office:value-type="float" office:value="900" calcext:value-type="float">
            <text:p>900</text:p>
          </table:table-cell>
          <table:table-cell office:value-type="float" office:value="347" calcext:value-type="float">
            <text:p>347</text:p>
          </table:table-cell>
          <table:table-cell office:value-type="float" office:value="221" calcext:value-type="float">
            <text:p>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0:24.976812895</meta:creation-date>
    <meta:generator>LibreOffice/5.0.6.2$Linux_X86_64 LibreOffice_project/00$Build-2</meta:generator>
    <dc:date>2019-05-10T16:22:18.449998614</dc:date>
    <meta:editing-duration>P1DT2H14M51S</meta:editing-duration>
    <meta:editing-cycles>10</meta:editing-cycles>
    <meta:document-statistic meta:table-count="2" meta:cell-count="114" meta:object-count="0"/>
  </office:meta>
</office:document-meta>
</file>